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20" style:family="paragraph" style:parent-style-name="Standard">
      <style:text-properties style:font-name="C059"/>
    </style:style>
    <style:style style:name="P21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2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ext_20_body">
      <style:text-properties style:use-window-font-color="true" loext:opacity="0%" officeooo:rsid="0039a1b8" officeooo:paragraph-rsid="004e5bac"/>
    </style:style>
    <style:style style:name="P25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6" style:family="paragraph" style:parent-style-name="Text_20_body">
      <style:paragraph-properties fo:text-align="justify" style:justify-single-word="false"/>
      <style:text-properties officeooo:paragraph-rsid="0053b1d2"/>
    </style:style>
    <style:style style:name="P27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8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29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30" style:family="paragraph" style:parent-style-name="Heading_20_2">
      <style:text-properties fo:color="#76246f" loext:opacity="100%" style:font-name="C059" fo:language="el" fo:country="GR" officeooo:paragraph-rsid="00363d7b"/>
    </style:style>
    <style:style style:name="P31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2" style:family="paragraph" style:parent-style-name="Standard" style:list-style-name="L1">
      <style:text-properties style:font-name="C059" officeooo:paragraph-rsid="0052cb31"/>
    </style:style>
    <style:style style:name="P33" style:family="paragraph" style:parent-style-name="Text_20_body" style:list-style-name="L1">
      <style:text-properties style:font-name="C059" officeooo:paragraph-rsid="0052cb31"/>
    </style:style>
    <style:style style:name="P34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5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6e5c8e" fo:background-color="transparent" loext:char-shading-value="0"/>
    </style:style>
    <style:style style:name="T20" style:family="text">
      <style:text-properties style:font-name="C059" fo:language="el" fo:country="GR" officeooo:rsid="003d421e"/>
    </style:style>
    <style:style style:name="T21" style:family="text">
      <style:text-properties style:font-name="C059" fo:language="el" fo:country="GR" officeooo:rsid="003ece85"/>
    </style:style>
    <style:style style:name="T22" style:family="text">
      <style:text-properties style:font-name="C059" fo:language="el" fo:country="GR" officeooo:rsid="005d0d92"/>
    </style:style>
    <style:style style:name="T23" style:family="text">
      <style:text-properties style:font-name="C059" fo:language="el" fo:country="GR" officeooo:rsid="006da3c3"/>
    </style:style>
    <style:style style:name="T24" style:family="text">
      <style:text-properties style:font-name="C059" fo:language="el" fo:country="GR" officeooo:rsid="006f35c3"/>
    </style:style>
    <style:style style:name="T25" style:family="text">
      <style:text-properties style:font-name="C059" officeooo:rsid="0052cb31" fo:background-color="transparent" loext:char-shading-value="0"/>
    </style:style>
    <style:style style:name="T26" style:family="text">
      <style:text-properties officeooo:rsid="00376601"/>
    </style:style>
    <style:style style:name="T27" style:family="text">
      <style:text-properties fo:language="en" fo:country="US" officeooo:rsid="00376601"/>
    </style:style>
    <style:style style:name="T28" style:family="text">
      <style:text-properties officeooo:rsid="0038e8af"/>
    </style:style>
    <style:style style:name="T29" style:family="text">
      <style:text-properties officeooo:rsid="0039ad06"/>
    </style:style>
    <style:style style:name="T30" style:family="text">
      <style:text-properties fo:background-color="#df97a3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fo:background-color="#bf819e" loext:char-shading-value="0"/>
    </style:style>
    <style:style style:name="T33" style:family="text">
      <style:text-properties fo:background-color="#b4c7dc" loext:char-shading-value="0"/>
    </style:style>
    <style:style style:name="T34" style:family="text">
      <style:text-properties officeooo:rsid="003a59e0"/>
    </style:style>
    <style:style style:name="T35" style:family="text">
      <style:text-properties officeooo:rsid="003ece85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39" style:family="text">
      <style:text-properties officeooo:rsid="006626c4"/>
    </style:style>
    <style:style style:name="T40" style:family="text">
      <style:text-properties officeooo:rsid="006733b5"/>
    </style:style>
    <style:style style:name="T41" style:family="text">
      <style:text-properties style:use-window-font-color="true" loext:opacity="0%" style:font-name="Droid Sans Mono" fo:font-size="10.5pt" fo:font-weight="normal"/>
    </style:style>
    <style:style style:name="T42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Ον/μο</text:p>
          </table:table-cell>
          <table:table-cell table:style-name="Table1.A1" office:value-type="string">
            <text:p text:style-name="P21">Μίρα Ισλαμάϊ</text:p>
          </table:table-cell>
        </table:table-row>
        <table:table-row>
          <table:table-cell table:style-name="Table1.A1" office:value-type="string">
            <text:p text:style-name="P21">ΑΜ</text:p>
          </table:table-cell>
          <table:table-cell table:style-name="Table1.A1" office:value-type="string">
            <text:p text:style-name="P21">1070736</text:p>
          </table:table-cell>
        </table:table-row>
        <table:table-row>
          <table:table-cell table:style-name="Table1.A1" office:value-type="string">
            <text:p text:style-name="P21">Email</text:p>
          </table:table-cell>
          <table:table-cell table:style-name="Table1.A1" office:value-type="string">
            <text:p text:style-name="P21"><text:a xlink:type="simple" xlink:href="mailto:miraslamaj@gmail.com" text:style-name="Internet_20_link" text:visited-style-name="Visited_20_Internet_20_Link">miraslamaj@gmail.com</text:a> ή </text:p>
            <text:p text:style-name="P21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29" text:outline-level="2"><text:soft-page-break/>ABSTRACT</text:h>
      <text:p text:style-name="P24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9">υλοποιήθηκε σε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 </text:span><text:span text:style-name="T22">και “nltk”, “</text:span><text:span text:style-name="T23">word2number</text:span><text:span text:style-name="T22">”,”</text:span><text:span text:style-name="T24">num2words</text:span><text:span text:style-name="T22">”</text:span></text:p>
      <text:p text:style-name="P25">Η εργασία επίσης υπάρχει και στο github : https://github.com/miraq3bnkc/Info_retrieval.git</text:p>
      <text:h text:style-name="P30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6">με την βιβλιοθήκη της </text:span><text:span text:style-name="T27">python</text:span><text:span text:style-name="T26"> “os” διαβάζουμε όλα τα αρχεία στον φάκελο “</text:span><text:span text:style-name="T27">docs</text:span><text:span text:style-name="T26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5">(λεξιλογική ανάλυση)</text:span><text:span text:style-name="T26">. </text:span><text:span text:style-name="T28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29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4">που βλέπουμε στο παρακάτω παράδειγμα για την λέξη “ANGLES” που εμφανίζεται στην συλλογή C.F.</text:span><text:span text:style-name="T29"> ,όπως διδαχτήκαμε στις διαλέξεις.</text:span></text:p>
      <text:h text:style-name="P31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ANGLES</text:p>
          </table:table-cell>
          <table:table-cell table:style-name="Table2.B1" office:value-type="string">
            <text:p text:style-name="P23">[<text:span text:style-name="T31">[</text:span><text:span text:style-name="T30">'00486'</text:span><text:span text:style-name="T31">,</text:span> <text:span text:style-name="T33">3</text:span>, [<text:span text:style-name="T32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5" svg:x1="3.6965in" svg:y1="0.0335in" svg:x2="3.6965in" svg:y2="0.9327in"><text:p/></draw:line><draw:line text:anchor-type="paragraph" draw:z-index="2" draw:name="Vertical line 2" draw:style-name="gr1" draw:text-style-name="P35" svg:x1="4.1134in" svg:y1="0.0126in" svg:x2="4.1134in" svg:y2="0.5579in"><text:p/></draw:line><draw:line text:anchor-type="paragraph" draw:z-index="3" draw:name="Vertical line 3" draw:style-name="gr1" draw:text-style-name="P35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29">πλήθος εμφάνισης στο ίδιο αρχείο</text:span></text:p>
      <text:p text:style-name="P14"><text:s text:c="72"/>Ό<text:span text:style-name="T29">νομα αρχείου εμφάνισης της λέξης “angles”</text:span></text:p>
      <text:p text:style-name="P22">________________________________________________________________________________</text:p>
      <text:p text:style-name="P26"><text:span text:style-name="T20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1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oft-page-break/><text:span text:style-name="T12">Δεν ασχολήθηκα με την κατηγορία της εξάλειψης stop words , διότι </text:span><text:span text:style-name="T25">υπάρχουν 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7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8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, </text:span><text:span text:style-name="T19">63</text:span><text:span text:style-name="T18">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39">ει</text:span> ορθογραφικό λάθ<text:span text:style-name="T39">ος</text:span> , όπως για παράδειγμα στο αρχείο “00211” υπάρχει η λέξη “0RONCHIAL” , που δεν σημαίνει τίποτα, αντί για την λέξη “BRONCHIAL” <text:span text:style-name="T39">(δεν ειδα καπου αλλου </text:span><text:span text:style-name="T40">ορθογραφικό, </text:span><text:span text:style-name="T39">οπότε θα δω τι θα κάνω με αυτό)</text:span>. <text:span text:style-name="T39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18"/>
      <text:p text:style-name="P19">Έχουμε συνεχίσει με το 2ο ερώτημα , έχουμε όμως κάποια θεματάκια , αρχικα έχουμε αποθηκευμένα το tf και idf σε διαφορετικά data structures. <text:span text:style-name="T41">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pan text:style-name="T31">ΒΙΒΛΙΟΓΡΑ</text:span>ΦΙΑ</text:h>
      <text:list xml:id="list884785892" text:style-name="L1">
        <text:list-item>
          <text:p text:style-name="P33"><text:bookmark text:name="docs-internal-guid-001b2a49-7fff-49bd-72cc-574d8dbb8797"/><text:span text:style-name="T36">“</text:span><text:span text:style-name="T37">The English (Porter2) stemming algorithm.” </text:span><text:span text:style-name="T38">Snowball</text:span><text:span text:style-name="T37">, https://snowballstem.org/algorithms/english/stemmer.html. Accessed 9 November 2023.</text:span></text:p>
        </text:list-item>
        <text:list-item>
          <text:p text:style-name="P32"><text:bookmark text:name="docs-internal-guid-0159a8c0-7fff-e8a5-c9c2-6b3b6441ff12"/><text:soft-page-break/><text:span text:style-name="T37">Manning, Christopher D., et al. </text:span><text:span text:style-name="T38">Introduction to information retrieval</text:span><text:span text:style-name="T37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32"><text:bookmark text:name="docs-internal-guid-e17b6241-7fff-0944-f437-33c20b6f23e7"/><text:span text:style-name="T37">“nltk.stem.snowball module.” </text:span><text:span text:style-name="T38">NLTK</text:span><text:span text:style-name="T37">, https://www.nltk.org/api/nltk.stem.snowball.html. Accessed 11 November 2023.</text:span></text:p>
        </text:list-item>
        <text:list-item>
          <text:p text:style-name="P34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4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2DT23H37M43S</meta:editing-duration>
    <meta:editing-cycles>35</meta:editing-cycles>
    <meta:generator>LibreOffice/7.3.7.2$Linux_X86_64 LibreOffice_project/30$Build-2</meta:generator>
    <dc:date>2023-12-04T19:12:44.736830315</dc:date>
    <meta:document-statistic meta:table-count="2" meta:image-count="1" meta:object-count="0" meta:page-count="4" meta:paragraph-count="41" meta:word-count="781" meta:character-count="5831" meta:non-whitespace-character-count="4793"/>
  </office:meta>
</office:document-meta>
</file>